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opacity="50%" draw:textarea-horizontal-align="justify" draw:textarea-vertical-align="middle" draw:auto-grow-height="false" fo:min-height="6.25cm" fo:min-width="7.5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1.4cm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1.4cm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1.4cm"/>
    </style:style>
    <style:style style:name="gr5" style:family="graphic" style:parent-style-name="standard">
      <style:graphic-properties draw:textarea-horizontal-align="justify" draw:textarea-vertical-align="middle" draw:auto-grow-height="false" fo:min-height="0.379cm" fo:min-width="0.721cm"/>
    </style:style>
    <style:style style:name="gr6" style:family="graphic" style:parent-style-name="standard">
      <style:graphic-properties draw:textarea-horizontal-align="justify" draw:textarea-vertical-align="middle" draw:auto-grow-height="false" fo:min-height="0.55cm" fo:min-width="0.6cm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0.3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0.2cm"/>
    </style:style>
    <style:style style:name="gr9" style:family="graphic" style:parent-style-name="standard">
      <style:graphic-properties draw:stroke="none" draw:fill="none" fo:min-height="0.599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7.75cm" fo:min-width="4.4cm"/>
    </style:style>
    <style:style style:name="gr11" style:family="graphic" style:parent-style-name="standard">
      <style:graphic-properties svg:stroke-width="0.018cm" svg:stroke-color="#ffffff" draw:marker-start-width="0.227cm" draw:marker-end-width="0.227cm" draw:fill="none" draw:opacity="100%" draw:textarea-horizontal-align="justify" draw:textarea-vertical-align="middle" draw:auto-grow-height="false" fo:min-height="0.532cm" fo:min-width="0.682cm" fo:padding-top="0.134cm" fo:padding-bottom="0.134cm" fo:padding-left="0.259cm" fo:padding-right="0.259cm"/>
    </style:style>
    <style:style style:name="gr12" style:family="graphic" style:parent-style-name="objectwithoutfill">
      <style:graphic-properties svg:stroke-color="#7da7d8" draw:fill="none" draw:textarea-vertical-align="middle"/>
    </style:style>
    <style:style style:name="gr13" style:family="graphic" style:parent-style-name="objectwithoutfill">
      <style:graphic-properties svg:stroke-color="#adc5e7" draw:fill="none" draw:textarea-vertical-align="middl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598cm"/>
    </style:style>
    <style:style style:name="gr16" style:family="graphic" style:parent-style-name="standard">
      <style:graphic-properties draw:stroke="none" svg:stroke-color="#000000" draw:fill="none" draw:fill-color="#ffffff" fo:min-height="1.55cm"/>
    </style:style>
    <style:style style:name="gr17" style:family="graphic" style:parent-style-name="standard">
      <style:graphic-properties draw:stroke="none" svg:stroke-color="#000000" draw:fill="none" draw:fill-color="#ffffff" fo:min-height="1.195cm"/>
    </style:style>
    <style:style style:name="gr18" style:family="graphic" style:parent-style-name="standard">
      <style:graphic-properties draw:textarea-horizontal-align="justify" draw:textarea-vertical-align="middle" draw:auto-grow-height="false" fo:min-height="0.65cm" fo:min-width="1.2cm"/>
    </style:style>
    <style:style style:name="gr19" style:family="graphic" style:parent-style-name="standard">
      <style:graphic-properties draw:textarea-horizontal-align="justify" draw:textarea-vertical-align="middle" draw:auto-grow-height="false" fo:min-height="0.35cm" fo:min-width="0.9cm"/>
    </style:style>
    <style:style style:name="gr20" style:family="graphic" style:parent-style-name="standard">
      <style:graphic-properties draw:textarea-horizontal-align="justify" draw:textarea-vertical-align="middle" draw:auto-grow-height="false" fo:min-height="1.45cm" fo:min-width="0.2cm"/>
    </style:style>
    <style:style style:name="gr21" style:family="graphic" style:parent-style-name="standard">
      <style:graphic-properties draw:stroke="none" svg:stroke-color="#000000" draw:fill="none" draw:fill-color="#ffffff" fo:min-height="0.467cm"/>
    </style:style>
    <style:style style:name="gr22" style:family="graphic" style:parent-style-name="standard">
      <style:graphic-properties draw:opacity="0%" draw:textarea-horizontal-align="justify" draw:textarea-vertical-align="middle" draw:auto-grow-height="false" fo:min-height="6.95cm" fo:min-width="8.5cm"/>
    </style:style>
    <style:style style:name="gr23" style:family="graphic" style:parent-style-name="standard">
      <style:graphic-properties draw:stroke="none" svg:stroke-color="#000000" draw:fill="none" draw:fill-color="#ffffff" fo:min-height="2.476cm"/>
    </style:style>
    <style:style style:name="gr24" style:family="graphic" style:parent-style-name="standard">
      <style:graphic-properties draw:stroke="none" svg:stroke-color="#000000" draw:fill="none" draw:fill-color="#ffffff" fo:min-height="0.75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6.525cm"/>
    </style:style>
    <style:style style:name="co1" style:family="table-column">
      <style:table-column-properties style:column-width="0.949cm" style:use-optimal-column-width="false"/>
    </style:style>
    <style:style style:name="co2" style:family="table-column">
      <style:table-column-properties style:column-width="0.6cm" style:use-optimal-column-width="false"/>
    </style:style>
    <style:style style:name="co3" style:family="table-column">
      <style:table-column-properties style:column-width="0.601cm" style:use-optimal-column-width="false"/>
    </style:style>
    <style:style style:name="co4" style:family="table-column">
      <style:table-column-properties style:column-width="0.602cm" style:use-optimal-column-width="false"/>
    </style:style>
    <style:style style:name="ro1" style:family="table-row">
      <style:table-row-properties style:row-height="0.858cm"/>
    </style:style>
    <style:style style:name="ro2" style:family="table-row">
      <style:table-row-properties style:row-height="0.862cm"/>
    </style:style>
    <style:style style:name="P1" style:family="paragraph">
      <loext:graphic-properties draw:fill="none"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opacity="100%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opacity="0%"/>
      <style:paragraph-properties fo:text-align="center"/>
    </style:style>
    <style:style style:name="P9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8cm" svg:height="6.5cm" svg:x="1.5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cm" svg:height="1.6cm" svg:x="2.3cm" svg:y="2.2cm">
          <text:p text:style-name="P2">LUT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cm" svg:height="1.6cm" svg:x="6.3cm" svg:y="2.2cm">
          <text:p text:style-name="P2">LUT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cm" svg:height="1.5cm" svg:x="6.5cm" svg:y="5.5cm">
          <text:p text:style-name="P2">LUT2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cm" svg:height="1.6cm" svg:x="2.3cm" svg:y="5.4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21cm" svg:height="0.629cm" svg:x="4.6cm" svg:y="1.471cm">
          <text:p text:style-name="P2">IO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1cm" svg:height="0.8cm" svg:x="4.8cm" svg:y="7.1cm">
          <text:p text:style-name="P2">IO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8cm" svg:height="1cm" svg:x="1.5cm" svg:y="4.2cm">
          <text:p text:style-name="P2">IO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7cm" svg:height="1cm" svg:x="8.8cm" svg:y="4.1cm">
          <text:p text:style-name="P2">IO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.051cm" svg:height="0.849cm" svg:x="2.249cm" svg:y="5.751cm">
          <draw:text-box>
            <text:p>LUT2</text:p>
          </draw:text-box>
        </draw:frame>
        <draw:custom-shape draw:style-name="gr10" draw:text-style-name="P4" draw:layer="layout" svg:width="4.9cm" svg:height="8cm" svg:x="7.8cm" svg:y="12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2cm" svg:height="0.8cm" svg:x="8.1cm" svg:y="13.2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4.5cm" svg:y1="11.5cm" svg:x2="5.6cm" svg:y2="12.1cm">
          <text:p/>
        </draw:line>
        <draw:line draw:style-name="gr12" draw:text-style-name="P4" draw:layer="layout" svg:x1="5.6cm" svg:y1="12.1cm" svg:x2="5.6cm" svg:y2="14.2cm">
          <text:p/>
        </draw:line>
        <draw:line draw:style-name="gr13" draw:text-style-name="P4" draw:layer="layout" svg:x1="5.6cm" svg:y1="14.2cm" svg:x2="4.5cm" svg:y2="14.7cm">
          <text:p/>
        </draw:line>
        <draw:line draw:style-name="gr12" draw:text-style-name="P4" draw:layer="layout" svg:x1="4.5cm" svg:y1="11.5cm" svg:x2="4.5cm" svg:y2="14.7cm">
          <text:p/>
        </draw:line>
        <draw:line draw:style-name="gr12" draw:text-style-name="P4" draw:layer="layout" svg:x1="5.7cm" svg:y1="12.8cm" svg:x2="7.9cm" svg:y2="12.8cm">
          <text:p/>
        </draw:line>
        <draw:line draw:style-name="gr13" draw:text-style-name="P4" draw:layer="layout" svg:x1="4.5cm" svg:y1="12.2cm" svg:x2="1.4cm" svg:y2="12.2cm">
          <text:p/>
        </draw:line>
        <draw:line draw:style-name="gr13" draw:text-style-name="P4" draw:layer="layout" svg:x1="4.5cm" svg:y1="13.5cm" svg:x2="1.2cm" svg:y2="13.5cm">
          <text:p/>
        </draw:line>
        <draw:line draw:style-name="gr12" draw:text-style-name="P4" draw:layer="layout" svg:x1="4.9cm" svg:y1="17.2cm" svg:x2="6cm" svg:y2="17.8cm">
          <text:p/>
        </draw:line>
        <draw:line draw:style-name="gr12" draw:text-style-name="P4" draw:layer="layout" svg:x1="6cm" svg:y1="17.8cm" svg:x2="6cm" svg:y2="19.9cm">
          <text:p/>
        </draw:line>
        <draw:line draw:style-name="gr13" draw:text-style-name="P4" draw:layer="layout" svg:x1="6cm" svg:y1="19.9cm" svg:x2="4.9cm" svg:y2="20.5cm">
          <text:p/>
        </draw:line>
        <draw:line draw:style-name="gr12" draw:text-style-name="P4" draw:layer="layout" svg:x1="4.9cm" svg:y1="17.2cm" svg:x2="4.9cm" svg:y2="20.5cm">
          <text:p/>
        </draw:line>
        <draw:line draw:style-name="gr13" draw:text-style-name="P4" draw:layer="layout" svg:x1="4.9cm" svg:y1="17.9cm" svg:x2="1.8cm" svg:y2="17.9cm">
          <text:p/>
        </draw:line>
        <draw:line draw:style-name="gr13" draw:text-style-name="P4" draw:layer="layout" svg:x1="4.9cm" svg:y1="19.2cm" svg:x2="1.6cm" svg:y2="19.2cm">
          <text:p/>
        </draw:line>
        <draw:line draw:style-name="gr12" draw:text-style-name="P4" draw:layer="layout" svg:x1="5.9cm" svg:y1="18.9cm" svg:x2="7.8cm" svg:y2="18.9cm">
          <text:p/>
        </draw:line>
        <draw:line draw:style-name="gr14" draw:text-style-name="P4" draw:layer="layout" svg:x1="3cm" svg:y1="12.5cm" svg:x2="3.5cm" svg:y2="12cm">
          <text:p/>
        </draw:line>
        <draw:line draw:style-name="gr14" draw:text-style-name="P4" draw:layer="layout" svg:x1="2.8cm" svg:y1="13.8cm" svg:x2="3.5cm" svg:y2="13.2cm">
          <text:p/>
        </draw:line>
        <draw:line draw:style-name="gr14" draw:text-style-name="P4" draw:layer="layout" svg:x1="3.2cm" svg:y1="18.2cm" svg:x2="3.7cm" svg:y2="17.6cm">
          <text:p/>
        </draw:line>
        <draw:line draw:style-name="gr14" draw:text-style-name="P4" draw:layer="layout" svg:x1="3.2cm" svg:y1="19.5cm" svg:x2="3.7cm" svg:y2="18.8cm">
          <text:p/>
        </draw:line>
        <draw:frame draw:style-name="gr15" draw:text-style-name="P6" draw:layer="layout" svg:width="0.8cm" svg:height="0.848cm" svg:x="3.2cm" svg:y="12.3cm">
          <draw:text-box>
            <text:p>4</text:p>
          </draw:text-box>
        </draw:frame>
        <draw:frame draw:style-name="gr15" draw:text-style-name="P6" draw:layer="layout" svg:width="0.5cm" svg:height="0.848cm" svg:x="3.3cm" svg:y="13.6cm">
          <draw:text-box>
            <text:p>4</text:p>
          </draw:text-box>
        </draw:frame>
        <draw:frame draw:style-name="gr15" draw:text-style-name="P6" draw:layer="layout" svg:width="0.4cm" svg:height="0.848cm" svg:x="3.7cm" svg:y="17.8cm">
          <draw:text-box>
            <text:p>4</text:p>
          </draw:text-box>
        </draw:frame>
        <draw:frame draw:style-name="gr15" draw:text-style-name="P6" draw:layer="layout" svg:width="0.3cm" svg:height="0.848cm" svg:x="3.6cm" svg:y="19.3cm">
          <draw:text-box>
            <text:p>4</text:p>
          </draw:text-box>
        </draw:frame>
        <draw:frame draw:style-name="gr15" draw:text-style-name="P6" draw:layer="layout" svg:width="2.3cm" svg:height="0.848cm" svg:x="1.1cm" svg:y="11.3cm">
          <draw:text-box>
            <text:p>I[3:0]</text:p>
          </draw:text-box>
        </draw:frame>
        <draw:frame draw:style-name="gr15" draw:text-style-name="P6" draw:layer="layout" svg:width="2.3cm" svg:height="0.848cm" svg:x="1.2cm" svg:y="16.9cm">
          <draw:text-box>
            <text:p>I[3:0]</text:p>
          </draw:text-box>
        </draw:frame>
        <draw:frame draw:style-name="gr15" draw:text-style-name="P6" draw:layer="layout" svg:width="3.1cm" svg:height="0.848cm" svg:x="0.9cm" svg:y="12.652cm">
          <draw:text-box>
            <text:p>LO[3:0]</text:p>
          </draw:text-box>
        </draw:frame>
        <draw:frame draw:style-name="gr15" draw:text-style-name="P6" draw:layer="layout" svg:width="2.6cm" svg:height="0.848cm" svg:x="1cm" svg:y="18.4cm">
          <draw:text-box>
            <text:p>LO[3:0]</text:p>
          </draw:text-box>
        </draw:frame>
        <draw:frame draw:style-name="gr15" draw:text-style-name="P6" draw:layer="layout" svg:width="1.3cm" svg:height="0.848cm" svg:x="7.9cm" svg:y="12.5cm">
          <draw:text-box>
            <text:p>I1</text:p>
          </draw:text-box>
        </draw:frame>
        <draw:frame draw:style-name="gr15" draw:text-style-name="P6" draw:layer="layout" svg:width="1.3cm" svg:height="0.848cm" svg:x="8.1cm" svg:y="18.552cm">
          <draw:text-box>
            <text:p>I2</text:p>
          </draw:text-box>
        </draw:frame>
        <draw:frame draw:style-name="gr16" draw:text-style-name="P6" draw:layer="layout" svg:width="2.6cm" svg:height="1.8cm" svg:x="8.9cm" svg:y="15.5cm">
          <draw:text-box>
            <text:p>LUT -2</text:p>
          </draw:text-box>
        </draw:frame>
        <draw:frame draw:style-name="standard" draw:layer="layout" svg:width="0.948cm" svg:height="3.431cm" svg:x="9.762cm" svg:y="21.969cm">
          <table:table table:template-name="blue" table:use-first-row-styles="true" table:use-banding-rows-styles="true">
            <table:table-column table:style-name="co1"/>
            <table:table-row table:style-name="ro1">
              <table:table-cell table:style-name="blue3">
                <text:p>1</text:p>
              </table:table-cell>
            </table:table-row>
            <table:table-row table:style-name="ro1">
              <table:table-cell table:style-name="blue2">
                <text:p>1</text:p>
              </table:table-cell>
            </table:table-row>
            <table:table-row table:style-name="ro1">
              <table:table-cell table:style-name="blue1">
                <text:p>0</text:p>
              </table:table-cell>
            </table:table-row>
            <table:table-row table:style-name="ro1">
              <table:table-cell table:style-name="blue2">
                <text:p>0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4" draw:text-style-name="P4" draw:layer="layout" svg:x1="9.9cm" svg:y1="21.094cm" svg:x2="10.6cm" svg:y2="20.794cm">
          <text:p/>
        </draw:line>
        <draw:frame draw:style-name="gr15" draw:text-style-name="P6" draw:layer="layout" svg:width="0.3cm" svg:height="0.848cm" svg:x="10.6cm" svg:y="20.694cm">
          <draw:text-box>
            <text:p>4</text:p>
          </draw:text-box>
        </draw:frame>
        <draw:frame draw:style-name="gr17" draw:text-style-name="P6" draw:layer="layout" svg:width="2.7cm" svg:height="1.445cm" svg:x="11.4cm" svg:y="20.549cm">
          <draw:text-box>
            <text:p>LC[0:3]</text:p>
          </draw:text-box>
        </draw:frame>
        <draw:frame draw:style-name="gr15" draw:text-style-name="P6" draw:layer="layout" svg:width="5.1cm" svg:height="0.848cm" svg:x="12.2cm" svg:y="23.252cm">
          <draw:text-box>
            <text:p>One bit counter</text:p>
          </draw:text-box>
        </draw:frame>
        <draw:frame draw:style-name="standard" draw:layer="layout" svg:width="1.799cm" svg:height="0.857cm" svg:x="4.407cm" svg:y="15.11cm">
          <table:table table:template-name="blue" table:use-first-row-styles="true" table:use-banding-rows-styles="true">
            <table:table-column table:style-name="co2"/>
            <table:table-column table:style-name="co2"/>
            <table:table-column table:style-name="co2"/>
            <table:table-row table:style-name="ro1" table:default-cell-style-name="blue3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4" draw:text-style-name="P4" draw:layer="layout" svg:x1="10.2cm" svg:y1="21.9cm" svg:x2="10.2cm" svg:y2="20.1cm">
          <text:p/>
        </draw:line>
        <draw:frame draw:style-name="standard" draw:layer="layout" svg:width="1.803cm" svg:height="0.861cm" svg:x="4.623cm" svg:y="20.775cm">
          <table:table table:template-name="blue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blue3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4" draw:text-style-name="P4" draw:layer="layout" svg:x1="5.2cm" svg:y1="14.4cm" svg:x2="5.2cm" svg:y2="15.1cm">
          <text:p/>
        </draw:line>
        <draw:line draw:style-name="gr14" draw:text-style-name="P4" draw:layer="layout" svg:x1="5.4cm" svg:y1="20.2cm" svg:x2="5.4cm" svg:y2="20.8cm">
          <text:p/>
        </draw:line>
        <draw:line draw:style-name="gr14" draw:text-style-name="P4" draw:layer="layout" svg:x1="12.7cm" svg:y1="16.3cm" svg:x2="14.7cm" svg:y2="16.3cm">
          <text:p/>
        </draw:line>
        <draw:custom-shape draw:style-name="gr18" draw:text-style-name="P2" draw:layer="layout" svg:width="1.7cm" svg:height="0.9cm" svg:x="14.7cm" svg:y="15.9cm">
          <text:p text:style-name="P2">FF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4cm" svg:height="0.6cm" svg:x="16.9cm" svg:y="18.4cm">
          <text:p text:style-name="P2">1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7.1cm" svg:y1="14.7cm" svg:x2="17.8cm" svg:y2="15cm">
          <text:p/>
        </draw:line>
        <draw:line draw:style-name="gr14" draw:text-style-name="P4" draw:layer="layout" svg:x1="17.8cm" svg:y1="15cm" svg:x2="17.8cm" svg:y2="17.1cm">
          <text:p/>
        </draw:line>
        <draw:line draw:style-name="gr14" draw:text-style-name="P4" draw:layer="layout" svg:x1="17.8cm" svg:y1="17.1cm" svg:x2="17.1cm" svg:y2="17.6cm">
          <text:p/>
        </draw:line>
        <draw:line draw:style-name="gr14" draw:text-style-name="P4" draw:layer="layout" svg:x1="17.1cm" svg:y1="17.6cm" svg:x2="17.1cm" svg:y2="14.7cm">
          <text:p/>
        </draw:line>
        <draw:line draw:style-name="gr14" draw:text-style-name="P4" draw:layer="layout" svg:x1="16.4cm" svg:y1="16.4cm" svg:x2="17.1cm" svg:y2="16.4cm">
          <text:p/>
        </draw:line>
        <draw:line draw:style-name="gr14" draw:text-style-name="P4" draw:layer="layout" svg:x1="17.8cm" svg:y1="16.4cm" svg:x2="19.1cm" svg:y2="16.4cm">
          <text:p/>
        </draw:line>
        <draw:frame draw:style-name="gr17" draw:text-style-name="P6" draw:layer="layout" svg:width="1.9cm" svg:height="1.445cm" svg:x="18.1cm" svg:y="15.7cm">
          <draw:text-box>
            <text:p>LO</text:p>
          </draw:text-box>
        </draw:frame>
        <draw:line draw:style-name="gr14" draw:text-style-name="P4" draw:layer="layout" svg:x1="17.093cm" svg:y1="15.478cm" svg:x2="14.193cm" svg:y2="15.478cm">
          <text:p/>
        </draw:line>
        <draw:line draw:style-name="gr14" draw:text-style-name="P4" draw:layer="layout" svg:x1="14.2cm" svg:y1="16.3cm" svg:x2="14.2cm" svg:y2="15.5cm">
          <text:p/>
        </draw:line>
        <draw:custom-shape draw:style-name="gr20" draw:text-style-name="P2" draw:layer="layout" svg:width="0.7cm" svg:height="1.7cm" svg:x="18.9cm" svg:y="3.5cm">
          <text:p text:style-name="P2">IO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7.6cm" svg:y1="18.4cm" svg:x2="17.6cm" svg:y2="17.3cm">
          <text:p/>
        </draw:line>
        <draw:custom-shape draw:style-name="gr19" draw:text-style-name="P2" draw:layer="layout" svg:width="1.4cm" svg:height="0.6cm" svg:x="16.575cm" svg:y="6.473cm">
          <text:p text:style-name="P2">1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6.775cm" svg:y1="2.773cm" svg:x2="17.475cm" svg:y2="3.073cm">
          <text:p/>
        </draw:line>
        <draw:line draw:style-name="gr14" draw:text-style-name="P4" draw:layer="layout" svg:x1="17.475cm" svg:y1="3.073cm" svg:x2="17.475cm" svg:y2="5.173cm">
          <text:p/>
        </draw:line>
        <draw:line draw:style-name="gr14" draw:text-style-name="P4" draw:layer="layout" svg:x1="17.475cm" svg:y1="5.173cm" svg:x2="16.775cm" svg:y2="5.673cm">
          <text:p/>
        </draw:line>
        <draw:line draw:style-name="gr14" draw:text-style-name="P4" draw:layer="layout" svg:x1="16.775cm" svg:y1="5.673cm" svg:x2="16.775cm" svg:y2="2.773cm">
          <text:p/>
        </draw:line>
        <draw:line draw:style-name="gr14" draw:text-style-name="P4" draw:layer="layout" svg:x1="17.475cm" svg:y1="4.473cm" svg:x2="18.775cm" svg:y2="4.473cm">
          <text:p/>
        </draw:line>
        <draw:line draw:style-name="gr14" draw:text-style-name="P4" draw:layer="layout" svg:x1="17.275cm" svg:y1="6.473cm" svg:x2="17.275cm" svg:y2="5.373cm">
          <text:p/>
        </draw:line>
        <draw:line draw:style-name="gr14" draw:text-style-name="P4" draw:layer="layout" svg:x1="16.8cm" svg:y1="5.3cm" svg:x2="16.1cm" svg:y2="5.3cm">
          <text:p/>
        </draw:line>
        <draw:line draw:style-name="gr14" draw:text-style-name="P4" draw:layer="layout" svg:x1="16.753cm" svg:y1="4.687cm" svg:x2="16.053cm" svg:y2="4.687cm">
          <text:p/>
        </draw:line>
        <draw:line draw:style-name="gr14" draw:text-style-name="P4" draw:layer="layout" svg:x1="16.754cm" svg:y1="3.558cm" svg:x2="16.054cm" svg:y2="3.558cm">
          <text:p/>
        </draw:line>
        <draw:line draw:style-name="gr14" draw:text-style-name="P4" draw:layer="layout" svg:x1="16.8cm" svg:y1="4cm" svg:x2="16.1cm" svg:y2="4cm">
          <text:p/>
        </draw:line>
        <draw:line draw:style-name="gr14" draw:text-style-name="P4" draw:layer="layout" svg:x1="17.1cm" svg:y1="5.9cm" svg:x2="17.5cm" svg:y2="5.7cm">
          <text:p/>
        </draw:line>
        <draw:frame draw:style-name="gr15" draw:text-style-name="P6" draw:layer="layout" svg:width="0.2cm" svg:height="0.848cm" svg:x="17.6cm" svg:y="5.5cm">
          <draw:text-box>
            <text:p>2</text:p>
          </draw:text-box>
        </draw:frame>
        <draw:frame draw:style-name="gr21" draw:text-style-name="P7" draw:layer="layout" svg:width="1.7cm" svg:height="0.717cm" svg:x="14.6cm" svg:y="3.1cm">
          <draw:text-box>
            <text:p><text:span text:style-name="T1">LO0</text:span></text:p>
          </draw:text-box>
        </draw:frame>
        <draw:frame draw:style-name="gr21" draw:text-style-name="P7" draw:layer="layout" svg:width="1.7cm" svg:height="0.717cm" svg:x="14.6cm" svg:y="3.683cm">
          <draw:text-box>
            <text:p><text:span text:style-name="T1">LO1</text:span></text:p>
          </draw:text-box>
        </draw:frame>
        <draw:frame draw:style-name="gr21" draw:text-style-name="P7" draw:layer="layout" svg:width="1.7cm" svg:height="0.717cm" svg:x="14.6cm" svg:y="4.3cm">
          <draw:text-box>
            <text:p><text:span text:style-name="T1">LO2</text:span></text:p>
          </draw:text-box>
        </draw:frame>
        <draw:frame draw:style-name="gr21" draw:text-style-name="P7" draw:layer="layout" svg:width="1.7cm" svg:height="0.717cm" svg:x="14.6cm" svg:y="4.883cm">
          <draw:text-box>
            <text:p><text:span text:style-name="T1">LO3</text:span></text:p>
          </draw:text-box>
        </draw:frame>
        <draw:custom-shape draw:style-name="gr22" draw:text-style-name="P8" draw:layer="layout" svg:width="9cm" svg:height="7.2cm" svg:x="10.6cm" svg:y="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4cm" svg:height="0.6cm" svg:x="16.6cm" svg:y="7.1cm">
          <text:p text:style-name="P2">0</text:p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0.3cm" svg:height="2.726cm" svg:x="4.8cm" svg:y="11.8cm">
          <draw:text-box>
            <text:p><text:span text:style-name="T2">PLISM</text:span></text:p>
          </draw:text-box>
        </draw:frame>
        <draw:frame draw:style-name="gr23" draw:text-style-name="P9" draw:layer="layout" svg:width="0.3cm" svg:height="2.726cm" svg:x="5.156cm" svg:y="17.522cm">
          <draw:text-box>
            <text:p><text:span text:style-name="T2">PLISM</text:span></text:p>
          </draw:text-box>
        </draw:frame>
        <draw:frame draw:style-name="gr24" draw:text-style-name="P6" draw:layer="layout" svg:width="3.5cm" svg:height="1cm" svg:x="9.4cm" svg:y="25.6cm">
          <draw:text-box>
            <text:p>LFCB</text:p>
          </draw:text-box>
        </draw:frame>
        <draw:line draw:style-name="gr25" draw:text-style-name="P4" draw:layer="layout" svg:x1="10.9cm" svg:y1="23.8cm" svg:x2="12.1cm" svg:y2="23.8cm">
          <text:p/>
        </draw:line>
        <draw:frame draw:style-name="gr15" draw:text-style-name="P6" draw:layer="layout" svg:width="2.7cm" svg:height="0.848cm" svg:x="16.431cm" svg:y="19.267cm">
          <draw:text-box>
            <text:p>LOCB</text:p>
          </draw:text-box>
        </draw:frame>
        <draw:frame draw:style-name="gr15" draw:text-style-name="P6" draw:layer="layout" svg:width="2.5cm" svg:height="0.848cm" svg:x="2.6cm" svg:y="15.152cm">
          <draw:text-box>
            <text:p>LICB</text:p>
          </draw:text-box>
        </draw:frame>
        <draw:frame draw:style-name="gr24" draw:text-style-name="P6" draw:layer="layout" svg:width="2.1cm" svg:height="1cm" svg:x="2.799cm" svg:y="20.8cm">
          <draw:text-box>
            <text:p>LICB</text:p>
          </draw:text-box>
        </draw:frame>
        <draw:frame draw:style-name="gr26" draw:text-style-name="P7" draw:layer="layout" svg:width="8.7cm" svg:height="6.775cm" svg:x="0.8cm" svg:y="24.125cm">
          <draw:text-box>
            <text:p><text:span text:style-name="T3">PLISM – Programable LUT input selectium mux</text:span></text:p>
            <text:p><text:span text:style-name="T3"/></text:p>
            <text:p><text:span text:style-name="T3">LICB – LUT input control bits</text:span></text:p>
            <text:p><text:span text:style-name="T3"/></text:p>
            <text:p><text:span text:style-name="T3">LFCB – LUT function control bits</text:span></text:p>
            <text:p><text:span text:style-name="T3"/></text:p>
            <text:p><text:span text:style-name="T3">LOCB – LUT output control bits</text:span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30T14:44:49.026709593</meta:creation-date>
    <dc:date>2019-10-01T18:20:11.628349788</dc:date>
    <meta:editing-duration>PT20M12S</meta:editing-duration>
    <meta:editing-cycles>4</meta:editing-cycles>
    <meta:generator>LibreOffice/6.0.7.3$Linux_X86_64 LibreOffice_project/00m0$Build-3</meta:generator>
    <meta:document-statistic meta:object-count="92"/>
  </office:meta>
</office:document-meta>
</file>